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int search(int a[],int low,int high,int key)</text:p>
      <text:p text:style-name="Standard">{</text:p>
      <text:p text:style-name="Standard"><text:s text:c="3"/>while(low&lt;=high)</text:p>
      <text:p text:style-name="Standard"><text:s text:c="3"/>{</text:p>
      <text:p text:style-name="Standard"><text:s text:c="5"/>int mid=(low+high)/2;</text:p>
      <text:p text:style-name="Standard"><text:s text:c="5"/>if(a[mid]&lt;key)</text:p>
      <text:p text:style-name="Standard"><text:s text:c="5"/>{</text:p>
      <text:p text:style-name="Standard"><text:s text:c="9"/>low=mid+1;</text:p>
      <text:p text:style-name="Standard"><text:s text:c="5"/>}</text:p>
      <text:p text:style-name="Standard"><text:s text:c="5"/>else if(a[mid]&gt;key)</text:p>
      <text:p text:style-name="Standard"><text:s text:c="5"/>{</text:p>
      <text:p text:style-name="Standard"><text:s text:c="9"/>high=mid-1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9"/>return mid+1;</text:p>
      <text:p text:style-name="Standard"><text:s text:c="5"/>}</text:p>
      <text:p text:style-name="Standard"><text:s text:c="3"/>}</text:p>
      <text:p text:style-name="Standard"><text:s text:c="3"/>return -1; <text:s text:c="15"/>//key not found</text:p>
      <text:p text:style-name="Standard"><text:s/>}</text:p>
      <text:p text:style-name="Standard"><text:s/>int main()</text:p>
      <text:p text:style-name="Standard"><text:s/>{</text:p>
      <text:p text:style-name="Standard"><text:s text:c="5"/>int x,n,m,a[10],b[10];</text:p>
      <text:p text:style-name="Standard"><text:s text:c="5"/>cin&gt;&gt;n;</text:p>
      <text:p text:style-name="Standard"><text:s text:c="5"/>for(int i=0;i&lt;n;i++)</text:p>
      <text:p text:style-name="Standard"><text:s text:c="5"/>{</text:p>
      <text:p text:style-name="Standard"><text:s text:c="9"/>cin&gt;&gt;a[i];</text:p>
      <text:p text:style-name="Standard"><text:s text:c="5"/>}</text:p>
      <text:p text:style-name="Standard"><text:s text:c="5"/>cin&gt;&gt;m;</text:p>
      <text:p text:style-name="Standard"><text:s text:c="5"/>for(int i=0;i&lt;n;i++)</text:p>
      <text:p text:style-name="Standard"><text:s text:c="5"/>{</text:p>
      <text:p text:style-name="Standard"><text:s text:c="9"/>cin&gt;&gt;x;</text:p>
      <text:p text:style-name="Standard"><text:s text:c="8"/>b[i]=search(a,0,n-1,x);</text:p>
      <text:p text:style-name="Standard"><text:s text:c="5"/>}</text:p>
      <text:p text:style-name="Standard"><text:s text:c="5"/>for(int i=0;i&lt;n;i++)</text:p>
      <text:p text:style-name="Standard"><text:s text:c="5"/>{</text:p>
      <text:p text:style-name="Standard"><text:s text:c="9"/>cout&lt;&lt;b[i]&lt;&lt;"\n";</text:p>
      <text:p text:style-name="Standard"><text:s text:c="5"/>}</text:p>
      <text:p text:style-name="Standard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2:51.610838279</meta:creation-date>
    <dc:date>2019-05-08T16:01:27.367612053</dc:date>
    <meta:editing-duration>PT1H48M3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41" meta:word-count="60" meta:character-count="600" meta:non-whitespace-character-count="378"/>
  </office:meta>
</office:document-meta>
</file>